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5cm"/>
    </style:style>
    <style:style style:name="co3" style:family="table-column">
      <style:table-column-properties fo:break-before="auto" style:column-width="2.771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1.439cm"/>
    </style:style>
    <style:style style:name="co7" style:family="table-column">
      <style:table-column-properties fo:break-before="auto" style:column-width="2.701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473cm"/>
    </style:style>
    <style:style style:name="co10" style:family="table-column">
      <style:table-column-properties fo:break-before="auto" style:column-width="1.48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ff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NA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office:value-type="float" office:value="7.8">
            <text:p>7,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#</text:p>
          </table:table-cell>
          <table:table-cell office:value-type="string">
            <text:p>Abstand in cm</text:p>
          </table:table-cell>
          <table:table-cell table:style-name="Default" office:value-type="string">
            <text:p>mittelwert alpha</text:p>
          </table:table-cell>
          <table:table-cell table:style-name="Default" office:value-type="string">
            <text:p>standardabweichung alpha</text:p>
          </table:table-cell>
          <table:table-cell table:style-name="Default" office:value-type="string">
            <text:p>mittelwert beta</text:p>
          </table:table-cell>
          <table:table-cell table:style-name="Default" office:value-type="string">
            <text:p>standardabweichung beta</text:p>
          </table:table-cell>
          <table:table-cell table:style-name="Default" office:value-type="string">
            <text:p>mittelwert höhe</text:p>
          </table:table-cell>
          <table:table-cell table:style-name="Default" office:value-type="string">
            <text:p>standardabweichung höhe</text:p>
          </table:table-cell>
          <table:table-cell office:value-type="string">
            <text:p>erkannt</text:p>
          </table:table-cell>
          <table:table-cell office:value-type="string">
            <text:p>winkel kopf vertikal</text:p>
          </table:table-cell>
          <table:table-cell office:value-type="string">
            <text:p>Kamerahöhe</text:p>
          </table:table-cell>
          <table:table-cell office:value-type="string">
            <text:p>berechneter Abstand</text:p>
          </table:table-cell>
          <table:table-cell/>
          <table:table-cell office:value-type="string">
            <text:p>Differenz SOLL IST</text:p>
          </table:table-cell>
          <table:table-cell office:value-type="string">
            <text:p>Messunsicherhei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855016000568867">
            <text:p>0,0086</text:p>
          </table:table-cell>
          <table:table-cell office:value-type="float" office:value="0.000980548836333171">
            <text:p>0,0010</text:p>
          </table:table-cell>
          <table:table-cell office:value-type="float" office:value="0.215590070188045">
            <text:p>0,2156</text:p>
          </table:table-cell>
          <table:table-cell office:value-type="float" office:value="0.0239550285424924">
            <text:p>0,0240</text:p>
          </table:table-cell>
          <table:table-cell office:value-type="float" office:value="0.0867719359695912">
            <text:p>0,0868</text:p>
          </table:table-cell>
          <table:table-cell office:value-type="float" office:value="0.00964132621884346">
            <text:p>0,0096</text:p>
          </table:table-cell>
          <table:table-cell office:value-type="string">
            <text:p>False</text:p>
          </table:table-cell>
          <table:table-cell office:value-type="float" office:value="25.6">
            <text:p>25,6</text:p>
          </table:table-cell>
          <table:table-cell office:value-type="float" office:value="50">
            <text:p>50</text:p>
          </table:table-cell>
          <table:table-cell table:formula="of:=TAN(PI()/2-RADIANS([.K5])-[.F5])*([.L5]-6.5)" office:value-type="float" office:value="55.7729034285797">
            <text:p>55,77</text:p>
          </table:table-cell>
          <table:table-cell table:formula="of:=([.L5]-6.5)/TAN(PI()/2-(PI()/2-RADIANS([.K5]+[.$K$3])-[.F5]))" office:value-type="float" office:value="42.3722710772889">
            <text:p>42,37</text:p>
          </table:table-cell>
          <table:table-cell table:formula="of:=ABS([.N5]-[.C5])" office:value-type="float" office:value="2.37227107728886">
            <text:p>2,37</text:p>
          </table:table-cell>
          <table:table-cell table:formula="of:=((1+TAN(PI()/2-RADIANS([.K5])-[.F5])^2)*RADIANS(0.1))^2 + (1+TAN(PI()/2-RADIANS([.K5])-[.F5])^2)*RADIANS([.G5]))^2 + TAN(PI()/2-RADIANS([.K5])-[.F5])*[.L5]*0.1 + TAN(PI()/2-RADIANS([.K5])-[.F5])*6.5*0.1)^0.5" office:value-type="float" office:value="0">
            <text:p>Err:50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-0.00351777202449739">
            <text:p>-0,0035</text:p>
          </table:table-cell>
          <table:table-cell office:value-type="float" office:value="0.000390863558277488">
            <text:p>0,0004</text:p>
          </table:table-cell>
          <table:table-cell office:value-type="float" office:value="0.107126314938068">
            <text:p>0,1071</text:p>
          </table:table-cell>
          <table:table-cell office:value-type="float" office:value="0.0119029238820076">
            <text:p>0,0119</text:p>
          </table:table-cell>
          <table:table-cell office:value-type="float" office:value="0.0773911848664284">
            <text:p>0,0774</text:p>
          </table:table-cell>
          <table:table-cell office:value-type="float" office:value="0.00859902054071426">
            <text:p>0,0086</text:p>
          </table:table-cell>
          <table:table-cell office:value-type="string">
            <text:p>True</text:p>
          </table:table-cell>
          <table:table-cell office:value-type="float" office:value="25.6">
            <text:p>25,6</text:p>
          </table:table-cell>
          <table:table-cell office:value-type="float" office:value="50">
            <text:p>50</text:p>
          </table:table-cell>
          <table:table-cell table:formula="of:=TAN(PI()/2-RADIANS([.K6])-[.F6])*([.L6]-6.5)" office:value-type="float" office:value="70.3284434447755">
            <text:p>70,33</text:p>
          </table:table-cell>
          <table:table-cell table:formula="of:=([.L6]-6.5)/TAN(PI()/2-(PI()/2-RADIANS([.K6]+[.$K$3])-[.F6]))" office:value-type="float" office:value="52.6986845828271">
            <text:p>52,7</text:p>
          </table:table-cell>
          <table:table-cell table:style-name="ce3" table:formula="of:=ABS([.N6]-[.C6])" office:value-type="float" office:value="2.69868458282707">
            <text:p>2,7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-0.00703554404899478">
            <text:p>-0,0070</text:p>
          </table:table-cell>
          <table:table-cell office:value-type="float" office:value="0.000781727116554975">
            <text:p>0,0008</text:p>
          </table:table-cell>
          <table:table-cell office:value-type="float" office:value="0.0132403375580907">
            <text:p>0,0132</text:p>
          </table:table-cell>
          <table:table-cell office:value-type="float" office:value="0.00147114861756563">
            <text:p>0,0015</text:p>
          </table:table-cell>
          <table:table-cell office:value-type="float" office:value="0.0703556232154369">
            <text:p>0,0704</text:p>
          </table:table-cell>
          <table:table-cell office:value-type="float" office:value="0.00781729146838188">
            <text:p>0,0078</text:p>
          </table:table-cell>
          <table:table-cell office:value-type="string">
            <text:p>True</text:p>
          </table:table-cell>
          <table:table-cell office:value-type="float" office:value="25.6">
            <text:p>25,6</text:p>
          </table:table-cell>
          <table:table-cell office:value-type="float" office:value="50">
            <text:p>50</text:p>
          </table:table-cell>
          <table:table-cell table:formula="of:=TAN(PI()/2-RADIANS([.K7])-[.F7])*([.L7]-6.5)" office:value-type="float" office:value="87.789340161612">
            <text:p>87,79</text:p>
          </table:table-cell>
          <table:table-cell table:formula="of:=([.L7]-6.5)/TAN(PI()/2-(PI()/2-RADIANS([.K7]+[.$K$3])-[.F7]))" office:value-type="float" office:value="64.1078617153395">
            <text:p>64,11</text:p>
          </table:table-cell>
          <table:table-cell table:style-name="ce3" table:formula="of:=ABS([.N7]-[.C7])" office:value-type="float" office:value="4.10786171533954">
            <text:p>4,1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0.00436465488746762">
            <text:p>0,0044</text:p>
          </table:table-cell>
          <table:table-cell office:value-type="float" office:value="0.00049564694829413">
            <text:p>0,0005</text:p>
          </table:table-cell>
          <table:table-cell office:value-type="float" office:value="0.0340370155870915">
            <text:p>0,0340</text:p>
          </table:table-cell>
          <table:table-cell office:value-type="float" office:value="0.0037833500433466">
            <text:p>0,0038</text:p>
          </table:table-cell>
          <table:table-cell office:value-type="float" office:value="0.0656652443110943">
            <text:p>0,0657</text:p>
          </table:table-cell>
          <table:table-cell office:value-type="float" office:value="0.00729613825678825">
            <text:p>0,0073</text:p>
          </table:table-cell>
          <table:table-cell office:value-type="string">
            <text:p>True</text:p>
          </table:table-cell>
          <table:table-cell office:value-type="float" office:value="21.4">
            <text:p>21,4</text:p>
          </table:table-cell>
          <table:table-cell office:value-type="float" office:value="50">
            <text:p>50</text:p>
          </table:table-cell>
          <table:table-cell table:formula="of:=TAN(PI()/2-RADIANS([.K8])-[.F8])*([.L8]-6.5)" office:value-type="float" office:value="100.762873881786">
            <text:p>100,76</text:p>
          </table:table-cell>
          <table:table-cell table:formula="of:=([.L8]-6.5)/TAN(PI()/2-(PI()/2-RADIANS([.K8]+[.$K$3])-[.F8]))" office:value-type="float" office:value="71.9681976768467">
            <text:p>71,97</text:p>
          </table:table-cell>
          <table:table-cell table:style-name="ce3" table:formula="of:=ABS([.N8]-[.C8])" office:value-type="float" office:value="1.96819767684666">
            <text:p>1,9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0.0105044854804873">
            <text:p>0,0105</text:p>
          </table:table-cell>
          <table:table-cell office:value-type="float" office:value="0.0011696868363275">
            <text:p>0,0012</text:p>
          </table:table-cell>
          <table:table-cell office:value-type="float" office:value="-0.0145610246807337">
            <text:p>-0,0146</text:p>
          </table:table-cell>
          <table:table-cell office:value-type="float" office:value="0.00161938371268427">
            <text:p>0,0016</text:p>
          </table:table-cell>
          <table:table-cell office:value-type="float" office:value="0.0599325656890869">
            <text:p>0,0599</text:p>
          </table:table-cell>
          <table:table-cell office:value-type="float" office:value="0.00678388865235707">
            <text:p>0,0068</text:p>
          </table:table-cell>
          <table:table-cell office:value-type="string">
            <text:p>True</text:p>
          </table:table-cell>
          <table:table-cell office:value-type="float" office:value="21.4">
            <text:p>21,4</text:p>
          </table:table-cell>
          <table:table-cell office:value-type="float" office:value="50">
            <text:p>50</text:p>
          </table:table-cell>
          <table:table-cell table:formula="of:=TAN(PI()/2-RADIANS([.K9])-[.F9])*([.L9]-6.5)" office:value-type="float" office:value="115.940480876569">
            <text:p>115,94</text:p>
          </table:table-cell>
          <table:table-cell table:formula="of:=([.L9]-6.5)/TAN(PI()/2-(PI()/2-RADIANS([.K9]+[.$K$3])-[.F9]))" office:value-type="float" office:value="80.5667602654961">
            <text:p>80,57</text:p>
          </table:table-cell>
          <table:table-cell table:style-name="ce3" table:formula="of:=ABS([.N9]-[.C9])" office:value-type="float" office:value="0.566760265496143">
            <text:p>0,57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0.00244290351402014">
            <text:p>0,0024</text:p>
          </table:table-cell>
          <table:table-cell office:value-type="float" office:value="0.000282080277195409">
            <text:p>0,0003</text:p>
          </table:table-cell>
          <table:table-cell office:value-type="float" office:value="0.0261964811012149">
            <text:p>0,0262</text:p>
          </table:table-cell>
          <table:table-cell office:value-type="float" office:value="0.00291439240848464">
            <text:p>0,0029</text:p>
          </table:table-cell>
          <table:table-cell office:value-type="float" office:value="0.0539393104612827">
            <text:p>0,0539</text:p>
          </table:table-cell>
          <table:table-cell office:value-type="float" office:value="0.0059932567179203">
            <text:p>0,0060</text:p>
          </table:table-cell>
          <table:table-cell office:value-type="string">
            <text:p>True</text:p>
          </table:table-cell>
          <table:table-cell office:value-type="float" office:value="16.3">
            <text:p>16,3</text:p>
          </table:table-cell>
          <table:table-cell office:value-type="float" office:value="50">
            <text:p>50</text:p>
          </table:table-cell>
          <table:table-cell table:formula="of:=TAN(PI()/2-RADIANS([.K10])-[.F10])*([.L10]-6.5)" office:value-type="float" office:value="135.478936328936">
            <text:p>135,48</text:p>
          </table:table-cell>
          <table:table-cell table:formula="of:=([.L10]-6.5)/TAN(PI()/2-(PI()/2-RADIANS([.K10]+[.$K$3])-[.F10]))" office:value-type="float" office:value="90.7876496172343">
            <text:p>90,79</text:p>
          </table:table-cell>
          <table:table-cell table:style-name="ce3" table:formula="of:=ABS([.N10]-[.C10])" office:value-type="float" office:value="0.787649617234266">
            <text:p>0,7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-0.0147551430389285">
            <text:p>-0,0148</text:p>
          </table:table-cell>
          <table:table-cell office:value-type="float" office:value="0.00164663584680815">
            <text:p>0,0016</text:p>
          </table:table-cell>
          <table:table-cell office:value-type="float" office:value="-0.00516573772765696">
            <text:p>-0,0052</text:p>
          </table:table-cell>
          <table:table-cell office:value-type="float" office:value="0.000595220263939855">
            <text:p>0,0006</text:p>
          </table:table-cell>
          <table:table-cell office:value-type="float" office:value="0.0515941243618727">
            <text:p>0,0516</text:p>
          </table:table-cell>
          <table:table-cell office:value-type="float" office:value="0.00573268048465252">
            <text:p>0,0057</text:p>
          </table:table-cell>
          <table:table-cell office:value-type="string">
            <text:p>True</text:p>
          </table:table-cell>
          <table:table-cell office:value-type="float" office:value="16.3">
            <text:p>16,3</text:p>
          </table:table-cell>
          <table:table-cell office:value-type="float" office:value="50">
            <text:p>50</text:p>
          </table:table-cell>
          <table:table-cell table:formula="of:=TAN(PI()/2-RADIANS([.K11])-[.F11])*([.L11]-6.5)" office:value-type="float" office:value="151.662316533732">
            <text:p>151,66</text:p>
          </table:table-cell>
          <table:table-cell table:formula="of:=([.L11]-6.5)/TAN(PI()/2-(PI()/2-RADIANS([.K11]+[.$K$3])-[.F11]))" office:value-type="float" office:value="98.6089406667693">
            <text:p>98,61</text:p>
          </table:table-cell>
          <table:table-cell table:style-name="ce3" table:formula="of:=ABS([.N11]-[.C11])" office:value-type="float" office:value="1.39105933323069">
            <text:p>1,39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-0.0000814301165519282">
            <text:p>-0,0001</text:p>
          </table:table-cell>
          <table:table-cell office:value-type="float" office:value="0.000155922188357324">
            <text:p>0,0002</text:p>
          </table:table-cell>
          <table:table-cell office:value-type="float" office:value="-0.0081916137598455">
            <text:p>-0,0082</text:p>
          </table:table-cell>
          <table:table-cell office:value-type="float" office:value="0.00110189405426458">
            <text:p>0,0011</text:p>
          </table:table-cell>
          <table:table-cell office:value-type="float" office:value="0.0469037488102913">
            <text:p>0,0469</text:p>
          </table:table-cell>
          <table:table-cell office:value-type="float" office:value="0.00521152764558792">
            <text:p>0,0052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TAN(PI()/2-RADIANS([.K12])-[.F12])*([.L12]-6.5)" office:value-type="float" office:value="167.831532921269">
            <text:p>167,83</text:p>
          </table:table-cell>
          <table:table-cell table:formula="of:=([.L12]-6.5)/TAN(PI()/2-(PI()/2-RADIANS([.K12]+[.$K$3])-[.F12]))" office:value-type="float" office:value="105.902531091309">
            <text:p>105,9</text:p>
          </table:table-cell>
          <table:table-cell table:style-name="ce3" table:formula="of:=ABS([.N12]-[.C12])" office:value-type="float" office:value="4.09746890869106">
            <text:p>4,1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-0.0150971414521337">
            <text:p>-0,0151</text:p>
          </table:table-cell>
          <table:table-cell office:value-type="float" office:value="0.0016966746068391">
            <text:p>0,0017</text:p>
          </table:table-cell>
          <table:table-cell office:value-type="float" office:value="0.0148285044357181">
            <text:p>0,0148</text:p>
          </table:table-cell>
          <table:table-cell office:value-type="float" office:value="0.00167399794190541">
            <text:p>0,0017</text:p>
          </table:table-cell>
          <table:table-cell office:value-type="float" office:value="0.04455855935812">
            <text:p>0,0446</text:p>
          </table:table-cell>
          <table:table-cell office:value-type="float" office:value="0.00495095103979111">
            <text:p>0,0050</text:p>
          </table:table-cell>
          <table:table-cell office:value-type="string">
            <text:p>True</text:p>
          </table:table-cell>
          <table:table-cell office:value-type="float" office:value="12.1">
            <text:p>12,1</text:p>
          </table:table-cell>
          <table:table-cell office:value-type="float" office:value="50">
            <text:p>50</text:p>
          </table:table-cell>
          <table:table-cell table:formula="of:=TAN(PI()/2-RADIANS([.K13])-[.F13])*([.L13]-6.5)" office:value-type="float" office:value="189.178103687331">
            <text:p>189,18</text:p>
          </table:table-cell>
          <table:table-cell table:formula="of:=([.L13]-6.5)/TAN(PI()/2-(PI()/2-RADIANS([.K13]+[.$K$3])-[.F13]))" office:value-type="float" office:value="114.818641932489">
            <text:p>114,82</text:p>
          </table:table-cell>
          <table:table-cell table:style-name="ce3" table:formula="of:=ABS([.N13]-[.C13])" office:value-type="float" office:value="5.18135806751145">
            <text:p>5,1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-0.0140059954590268">
            <text:p>-0,0140</text:p>
          </table:table-cell>
          <table:table-cell office:value-type="float" office:value="0.00175216931275809">
            <text:p>0,0018</text:p>
          </table:table-cell>
          <table:table-cell office:value-type="float" office:value="-0.0166432940297657">
            <text:p>-0,0166</text:p>
          </table:table-cell>
          <table:table-cell office:value-type="float" office:value="0.00208041175372071">
            <text:p>0,0021</text:p>
          </table:table-cell>
          <table:table-cell office:value-type="float" office:value="0.0416922205024295">
            <text:p>0,0417</text:p>
          </table:table-cell>
          <table:table-cell office:value-type="float" office:value="0.00521152756280369">
            <text:p>0,0052</text:p>
          </table:table-cell>
          <table:table-cell office:value-type="string">
            <text:p>True</text:p>
          </table:table-cell>
          <table:table-cell office:value-type="float" office:value="12.1">
            <text:p>12,1</text:p>
          </table:table-cell>
          <table:table-cell office:value-type="float" office:value="50">
            <text:p>50</text:p>
          </table:table-cell>
          <table:table-cell table:formula="of:=TAN(PI()/2-RADIANS([.K14])-[.F14])*([.L14]-6.5)" office:value-type="float" office:value="220.774628346344">
            <text:p>220,77</text:p>
          </table:table-cell>
          <table:table-cell table:formula="of:=([.L14]-6.5)/TAN(PI()/2-(PI()/2-RADIANS([.K14]+[.$K$3])-[.F14]))" office:value-type="float" office:value="126.718076881081">
            <text:p>126,72</text:p>
          </table:table-cell>
          <table:table-cell table:formula="of:=ABS([.N14]-[.C14])" office:value-type="float" office:value="3.28192311891945">
            <text:p>3,28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-0.0194889473107954">
            <text:p>-0,0195</text:p>
          </table:table-cell>
          <table:table-cell office:value-type="float" office:value="0.00179922624232561">
            <text:p>0,0018</text:p>
          </table:table-cell>
          <table:table-cell office:value-type="float" office:value="0.0161324759634833">
            <text:p>0,0161</text:p>
          </table:table-cell>
          <table:table-cell office:value-type="float" office:value="0.00147538154789357">
            <text:p>0,0015</text:p>
          </table:table-cell>
          <table:table-cell office:value-type="float" office:value="0.0304005788639188">
            <text:p>0,0304</text:p>
          </table:table-cell>
          <table:table-cell office:value-type="float" office:value="0.0116150127864909">
            <text:p>0,0116</text:p>
          </table:table-cell>
          <table:table-cell office:value-type="string">
            <text:p>False</text:p>
          </table:table-cell>
          <table:table-cell office:value-type="float" office:value="8.9">
            <text:p>8,9</text:p>
          </table:table-cell>
          <table:table-cell office:value-type="float" office:value="50">
            <text:p>50</text:p>
          </table:table-cell>
          <table:table-cell table:formula="of:=TAN(PI()/2-RADIANS([.K15])-[.F15])*([.L15]-6.5)" office:value-type="float" office:value="251.2023016433">
            <text:p>251,2</text:p>
          </table:table-cell>
          <table:table-cell table:formula="of:=([.L15]-6.5)/TAN(PI()/2-(PI()/2-RADIANS([.K15]+[.$K$3])-[.F15]))" office:value-type="float" office:value="136.927667191635">
            <text:p>136,93</text:p>
          </table:table-cell>
          <table:table-cell table:formula="of:=ABS([.N15]-[.C15])" office:value-type="float" office:value="3.07233280836465">
            <text:p>3,07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float" office:value="-0.0114490628242493">
            <text:p>-0,0114</text:p>
          </table:table-cell>
          <table:table-cell office:value-type="float" office:value="0.00127776837960296">
            <text:p>0,0013</text:p>
          </table:table-cell>
          <table:table-cell office:value-type="float" office:value="0.0281022613868117">
            <text:p>0,0281</text:p>
          </table:table-cell>
          <table:table-cell office:value-type="float" office:value="0.00312722152144651">
            <text:p>0,0031</text:p>
          </table:table-cell>
          <table:table-cell office:value-type="float" office:value="0.0375230010598898">
            <text:p>0,0375</text:p>
          </table:table-cell>
          <table:table-cell office:value-type="float" office:value="0.00416922233998775">
            <text:p>0,0042</text:p>
          </table:table-cell>
          <table:table-cell office:value-type="string">
            <text:p>True</text:p>
          </table:table-cell>
          <table:table-cell office:value-type="float" office:value="7.5">
            <text:p>7,5</text:p>
          </table:table-cell>
          <table:table-cell office:value-type="float" office:value="50">
            <text:p>50</text:p>
          </table:table-cell>
          <table:table-cell table:formula="of:=TAN(PI()/2-RADIANS([.K16])-[.F16])*([.L16]-6.5)" office:value-type="float" office:value="271.272117754472">
            <text:p>271,27</text:p>
          </table:table-cell>
          <table:table-cell table:formula="of:=([.L16]-6.5)/TAN(PI()/2-(PI()/2-RADIANS([.K16]+[.$K$3])-[.F16]))" office:value-type="float" office:value="143.084305410155">
            <text:p>143,08</text:p>
          </table:table-cell>
          <table:table-cell table:formula="of:=ABS([.N16]-[.C16])" office:value-type="float" office:value="6.91569458984483">
            <text:p>6,92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60">
            <text:p>160</text:p>
          </table:table-cell>
          <table:table-cell office:value-type="float" office:value="-0.0068401215331895">
            <text:p>-0,0068</text:p>
          </table:table-cell>
          <table:table-cell office:value-type="float" office:value="0.00114002025553158">
            <text:p>0,0011</text:p>
          </table:table-cell>
          <table:table-cell office:value-type="float" office:value="0.00549293788416045">
            <text:p>0,0055</text:p>
          </table:table-cell>
          <table:table-cell office:value-type="float" office:value="0.000918875248252242">
            <text:p>0,0009</text:p>
          </table:table-cell>
          <table:table-cell office:value-type="float" office:value="0.0335026777216366">
            <text:p>0,0335</text:p>
          </table:table-cell>
          <table:table-cell office:value-type="float" office:value="0.00558377962027277">
            <text:p>0,0056</text:p>
          </table:table-cell>
          <table:table-cell office:value-type="string">
            <text:p>True</text:p>
          </table:table-cell>
          <table:table-cell office:value-type="float" office:value="7.6">
            <text:p>7,6</text:p>
          </table:table-cell>
          <table:table-cell office:value-type="float" office:value="50">
            <text:p>50</text:p>
          </table:table-cell>
          <table:table-cell table:formula="of:=TAN(PI()/2-RADIANS([.K17])-[.F17])*([.L17]-6.5)" office:value-type="float" office:value="312.897024468272">
            <text:p>312,9</text:p>
          </table:table-cell>
          <table:table-cell table:formula="of:=([.L17]-6.5)/TAN(PI()/2-(PI()/2-RADIANS([.K17]+[.$K$3])-[.F17]))" office:value-type="float" office:value="154.603673618998">
            <text:p>154,6</text:p>
          </table:table-cell>
          <table:table-cell table:formula="of:=ABS([.N17]-[.C17])" office:value-type="float" office:value="5.39632638100213">
            <text:p>5,4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float" office:value="-0.0173446307890117">
            <text:p>-0,0173</text:p>
          </table:table-cell>
          <table:table-cell office:value-type="float" office:value="0.00247889659719542">
            <text:p>0,0025</text:p>
          </table:table-cell>
          <table:table-cell office:value-type="float" office:value="0.00585116853471846">
            <text:p>0,0059</text:p>
          </table:table-cell>
          <table:table-cell office:value-type="float" office:value="0.000835881219245493">
            <text:p>0,0008</text:p>
          </table:table-cell>
          <table:table-cell office:value-type="float" office:value="0.0319206048734486">
            <text:p>0,0319</text:p>
          </table:table-cell>
          <table:table-cell office:value-type="float" office:value="0.00456008641049266">
            <text:p>0,0046</text:p>
          </table:table-cell>
          <table:table-cell office:value-type="string">
            <text:p>True</text:p>
          </table:table-cell>
          <table:table-cell office:value-type="float" office:value="6.9">
            <text:p>6,9</text:p>
          </table:table-cell>
          <table:table-cell office:value-type="float" office:value="50">
            <text:p>50</text:p>
          </table:table-cell>
          <table:table-cell table:formula="of:=TAN(PI()/2-RADIANS([.K18])-[.F18])*([.L18]-6.5)" office:value-type="float" office:value="342.642643516581">
            <text:p>342,64</text:p>
          </table:table-cell>
          <table:table-cell table:formula="of:=([.L18]-6.5)/TAN(PI()/2-(PI()/2-RADIANS([.K18]+[.$K$3])-[.F18]))" office:value-type="float" office:value="161.945640997783">
            <text:p>161,95</text:p>
          </table:table-cell>
          <table:table-cell table:formula="of:=ABS([.N18]-[.C18])" office:value-type="float" office:value="8.0543590022171">
            <text:p>8,05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6"/>
          <table:table-cell table:number-columns-repeated="7"/>
        </table:table-row>
        <table:table-row table:style-name="ro1">
          <table:table-cell>
            <draw:frame table:end-cell-address="1NAO.N38" table:end-x="0.125cm" table:end-y="0.237cm" draw:z-index="0" draw:style-name="gr1" svg:width="23.451cm" svg:height="6.994cm" svg:x="2.144cm" svg:y="0.047cm">
              <draw:object draw:notify-on-update-of-ranges="1NAO.C4:1NAO.C4 1NAO.C5:1NAO.C18 1NAO.N4:1NAO.N4 1NAO.N5:1NAO.N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Default" table:number-columns-repeated="6"/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.06.2012</text:date>, <text:time>13:24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0:18:32</meta:creation-date>
    <dc:date>2012-06-07T13:24:07</dc:date>
    <meta:editing-duration>PT02H50M13S</meta:editing-duration>
    <meta:editing-cycles>26</meta:editing-cycles>
    <meta:generator>OpenOffice.org/3.2$Unix OpenOffice.org_project/320m12$Build-9483</meta:generator>
    <meta:document-statistic meta:table-count="3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52cm" svg:height="6.995cm" xlink:href=".." chart:class="chart:line" chart:style-name="ch1">
        <chart:legend chart:legend-position="end" svg:x="20.539cm" svg:y="3.02cm" chart:style-name="ch2"/>
        <chart:plot-area chart:style-name="ch3" table:cell-range-address="1NAO.C4:1NAO.C18 1NAO.N4:1NAO.N18" chart:data-source-has-labels="row" svg:x="0.469cm" svg:y="0.139cm" svg:width="19.602cm" svg:height="6.57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NAO.C5:1NAO.C18" chart:label-cell-address="1NAO.C4:1NAO.C4" chart:class="chart:line">
            <chart:data-point chart:repeated="14"/>
          </chart:series>
          <chart:series chart:style-name="ch7" chart:values-cell-range-address="1NAO.N5:1NAO.N18" chart:label-cell-address="1NAO.N4:1NAO.N4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1NAO.C4:1NAO.C4">Abstand in cm</text:p>
              </table:table-cell>
              <table:table-cell office:value-type="string">
                <text:p text:id="1NAO.N4:1NAO.N4"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 text:id="1NAO.C5:1NAO.C18">40</text:p>
              </table:table-cell>
              <table:table-cell office:value-type="float" office:value="42.3722710772889">
                <text:p text:id="1NAO.N5:1NAO.N18">42.3722710772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2.6986845828271">
                <text:p>52.698684582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4.1078617153395">
                <text:p>64.1078617153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71.9681976768467">
                <text:p>71.9681976768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80.5667602654961">
                <text:p>80.5667602654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90.7876496172343">
                <text:p>90.7876496172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98.6089406667693">
                <text:p>98.6089406667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105.902531091309">
                <text:p>105.902531091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14.818641932489">
                <text:p>114.818641932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126.718076881081">
                <text:p>126.718076881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136.927667191635">
                <text:p>136.927667191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43.084305410155">
                <text:p>143.084305410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154.603673618998">
                <text:p>154.603673618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161.945640997783">
                <text:p>161.945640997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